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/>
    <style:font-face style:name="Arimo" svg:font-family="Arimo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5.863cm" fo:min-width="3.302cm"/>
    </style:style>
    <style:style style:name="gr2" style:family="graphic" style:parent-style-name="standard">
      <style:graphic-properties draw:stroke="solid" svg:stroke-width="0.062cm" svg:stroke-color="#808080" svg:stroke-opacity="30%" draw:stroke-linejoin="miter" svg:stroke-linecap="butt" draw:fill="none" fo:padding-top="0.031cm" fo:padding-bottom="0.031cm" fo:padding-left="0.031cm" fo:padding-right="0.031cm"/>
    </style:style>
    <style:style style:name="gr3" style:family="graphic" style:parent-style-name="standard">
      <style:graphic-properties draw:stroke="solid" svg:stroke-width="0.059cm" svg:stroke-color="#808080" svg:stroke-opacity="30%" draw:stroke-linejoin="miter" svg:stroke-linecap="butt" draw:fill="none" fo:padding-top="0.029cm" fo:padding-bottom="0.029cm" fo:padding-left="0.029cm" fo:padding-right="0.029cm"/>
    </style:style>
    <style:style style:name="gr4" style:family="graphic" style:parent-style-name="standard">
      <style:graphic-properties draw:stroke="solid" svg:stroke-width="0.026cm" svg:stroke-color="#808080" svg:stroke-opacity="30%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solid" draw:fill-color="#1f77b4" draw:opacity="90%"/>
    </style:style>
    <style:style style:name="gr6" style:family="graphic" style:parent-style-name="standard">
      <style:graphic-properties draw:stroke="solid" svg:stroke-width="0cm" svg:stroke-color="#0f3a58" svg:stroke-opacity="75%" draw:stroke-linejoin="miter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394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7f0e" draw:opacity="90%"/>
    </style:style>
    <style:style style:name="gr9" style:family="graphic" style:parent-style-name="standard">
      <style:graphic-properties draw:stroke="solid" svg:stroke-width="0cm" svg:stroke-color="#7d3e07" svg:stroke-opacity="75%" draw:stroke-linejoin="miter" svg:stroke-linecap="butt" draw:fill="none"/>
    </style:style>
    <style:style style:name="gr10" style:family="graphic" style:parent-style-name="standard">
      <style:graphic-properties draw:stroke="none" draw:fill="solid" draw:fill-color="#2ca02c" draw:opacity="90%"/>
    </style:style>
    <style:style style:name="gr11" style:family="graphic" style:parent-style-name="standard">
      <style:graphic-properties draw:stroke="solid" svg:stroke-width="0cm" svg:stroke-color="#164e16" svg:stroke-opacity="75%" draw:stroke-linejoin="miter" svg:stroke-linecap="butt" draw:fill="none"/>
    </style:style>
    <style:style style:name="gr12" style:family="graphic" style:parent-style-name="standard">
      <style:graphic-properties draw:stroke="none" draw:fill="solid" draw:fill-color="#d62728" draw:opacity="90%"/>
    </style:style>
    <style:style style:name="gr13" style:family="graphic" style:parent-style-name="standard">
      <style:graphic-properties draw:stroke="solid" svg:stroke-width="0cm" svg:stroke-color="#691314" svg:stroke-opacity="75%" draw:stroke-linejoin="miter" svg:stroke-linecap="butt" draw:fill="none"/>
    </style:style>
    <style:style style:name="gr14" style:family="graphic" style:parent-style-name="standard">
      <style:graphic-properties draw:stroke="none" draw:fill="solid" draw:fill-color="#9467bd" draw:opacity="90%"/>
    </style:style>
    <style:style style:name="gr15" style:family="graphic" style:parent-style-name="standard">
      <style:graphic-properties draw:stroke="solid" svg:stroke-width="0cm" svg:stroke-color="#49325d" svg:stroke-opacity="75%" draw:stroke-linejoin="miter" svg:stroke-linecap="butt" draw:fill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936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8c564b" draw:opacity="12%"/>
    </style:style>
    <style:style style:name="gr18" style:family="graphic" style:parent-style-name="standard">
      <style:graphic-properties draw:stroke="solid" svg:stroke-width="0cm" svg:stroke-color="#452a25" svg:stroke-opacity="75%" draw:stroke-linejoin="miter" svg:stroke-linecap="butt" draw:fill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4.958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e377c2" draw:opacity="9%"/>
    </style:style>
    <style:style style:name="gr21" style:family="graphic" style:parent-style-name="standard">
      <style:graphic-properties draw:stroke="solid" svg:stroke-width="0cm" svg:stroke-color="#6f3a5f" svg:stroke-opacity="75%" draw:stroke-linejoin="miter" svg:stroke-linecap="butt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588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7f7f7f" draw:opacity="13%"/>
    </style:style>
    <style:style style:name="gr24" style:family="graphic" style:parent-style-name="standard">
      <style:graphic-properties draw:stroke="solid" svg:stroke-width="0cm" svg:stroke-color="#3e3e3e" svg:stroke-opacity="75%" draw:stroke-linejoin="miter" svg:stroke-linecap="butt" draw:fill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6.6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081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bcbd22" draw:opacity="13%"/>
    </style:style>
    <style:style style:name="gr28" style:family="graphic" style:parent-style-name="standard">
      <style:graphic-properties draw:stroke="solid" svg:stroke-width="0cm" svg:stroke-color="#5c5d11" svg:stroke-opacity="75%" draw:stroke-linejoin="miter" svg:stroke-linecap="butt" draw:fill="none"/>
    </style:style>
    <style:style style:name="gr29" style:family="graphic" style:parent-style-name="standard">
      <style:graphic-properties draw:stroke="none" draw:fill="solid" draw:fill-color="#17becf" draw:opacity="26%"/>
    </style:style>
    <style:style style:name="gr30" style:family="graphic" style:parent-style-name="standard">
      <style:graphic-properties draw:stroke="solid" svg:stroke-width="0cm" svg:stroke-color="#0b5d65" svg:stroke-opacity="75%" draw:stroke-linejoin="miter" svg:stroke-linecap="butt"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1.37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9.307cm" fo:padding-top="0cm" fo:padding-bottom="0cm" fo:padding-left="0cm" fo:padding-right="0cm"/>
    </style:style>
    <style:style style:name="gr34" style:family="graphic" style:parent-style-name="standard">
      <style:graphic-properties draw:stroke="none" draw:fill="solid" draw:fill-color="#8c564b" draw:opacity="90%"/>
    </style:style>
    <style:style style:name="gr35" style:family="graphic" style:parent-style-name="standard">
      <style:graphic-properties draw:stroke="none" draw:fill="solid" draw:fill-color="#e377c2" draw:opacity="90%"/>
    </style:style>
    <style:style style:name="gr36" style:family="graphic" style:parent-style-name="standard">
      <style:graphic-properties draw:stroke="none" draw:fill="solid" draw:fill-color="#7f7f7f" draw:opacity="90%"/>
    </style:style>
    <style:style style:name="gr37" style:family="graphic" style:parent-style-name="standard">
      <style:graphic-properties draw:stroke="none" draw:fill="solid" draw:fill-color="#bcbd22" draw:opacity="90%"/>
    </style:style>
    <style:style style:name="gr38" style:family="graphic" style:parent-style-name="standard">
      <style:graphic-properties draw:stroke="none" draw:fill="solid" draw:fill-color="#17becf" draw:opacity="90%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7.29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2.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5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1.57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86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16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16cm" fo:min-width="3.02cm" fo:padding-top="0cm" fo:padding-bottom="0cm" fo:padding-left="0cm" fo:padding-right="0cm"/>
    </style:style>
    <style:style style:name="gr48" style:family="graphic" style:parent-style-name="objectwithoutfill">
      <style:graphic-properties svg:stroke-color="#000000" draw:fill="solid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1f77b4" draw:opacity="90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4pt" style:font-size-asian="24pt" style:font-size-complex="24pt"/>
    </style:style>
    <style:style style:name="P6" style:family="paragraph">
      <loext:graphic-properties draw:fill="solid" draw:fill-color="#ff7f0e" draw:opacity="90%"/>
    </style:style>
    <style:style style:name="P7" style:family="paragraph">
      <loext:graphic-properties draw:fill="solid" draw:fill-color="#2ca02c" draw:opacity="90%"/>
    </style:style>
    <style:style style:name="P8" style:family="paragraph">
      <loext:graphic-properties draw:fill="solid" draw:fill-color="#d62728" draw:opacity="90%"/>
    </style:style>
    <style:style style:name="P9" style:family="paragraph">
      <loext:graphic-properties draw:fill="solid" draw:fill-color="#9467bd" draw:opacity="90%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loext:graphic-properties draw:fill="solid" draw:fill-color="#8c564b" draw:opacity="12%"/>
    </style:style>
    <style:style style:name="P12" style:family="paragraph">
      <loext:graphic-properties draw:fill="solid" draw:fill-color="#e377c2" draw:opacity="9%"/>
    </style:style>
    <style:style style:name="P13" style:family="paragraph">
      <loext:graphic-properties draw:fill="solid" draw:fill-color="#7f7f7f" draw:opacity="13%"/>
    </style:style>
    <style:style style:name="P14" style:family="paragraph">
      <loext:graphic-properties draw:fill="solid" draw:fill-color="#bcbd22" draw:opacity="13%"/>
    </style:style>
    <style:style style:name="P15" style:family="paragraph">
      <loext:graphic-properties draw:fill="solid" draw:fill-color="#17becf" draw:opacity="26%"/>
    </style:style>
    <style:style style:name="P16" style:family="paragraph">
      <loext:graphic-properties draw:fill="solid" draw:fill-color="#8c564b" draw:opacity="90%"/>
    </style:style>
    <style:style style:name="P17" style:family="paragraph">
      <loext:graphic-properties draw:fill="solid" draw:fill-color="#e377c2" draw:opacity="90%"/>
    </style:style>
    <style:style style:name="P18" style:family="paragraph">
      <loext:graphic-properties draw:fill="solid" draw:fill-color="#7f7f7f" draw:opacity="90%"/>
    </style:style>
    <style:style style:name="P19" style:family="paragraph">
      <loext:graphic-properties draw:fill="solid" draw:fill-color="#bcbd22" draw:opacity="90%"/>
    </style:style>
    <style:style style:name="P20" style:family="paragraph">
      <loext:graphic-properties draw:fill="solid" draw:fill-color="#17becf" draw:opacity="90%"/>
    </style:style>
    <style:style style:name="P2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loext:graphic-properties draw:fill="solid"/>
      <style:paragraph-properties fo:text-align="center"/>
    </style:style>
    <style:style style:name="T1" style:family="text">
      <style:text-properties fo:color="#000000" style:font-name="Arimo1" fo:font-size="14pt" fo:font-weight="bold" style:font-size-asian="24pt" style:font-name-complex="Arimo1" style:font-size-complex="24pt" style:font-weight-complex="bold"/>
    </style:style>
    <style:style style:name="T2" style:family="text">
      <style:text-properties fo:color="#000000" style:font-name="Arimo1" fo:font-size="15pt" style:font-size-asian="15pt" style:font-name-complex="Arim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302cm" svg:height="45.863cm" svg:x="0.381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draw:layer="layout" svg:width="0.126cm" svg:height="0.422cm" svg:x="12.502cm" svg:y="5.821cm" svg:viewBox="0 0 127 423" svg:d="M127 0c0 84-127 339-127 423">
          <text:p/>
        </draw:path>
        <draw:path draw:style-name="gr2" draw:text-style-name="P2" draw:layer="layout" svg:width="0.43cm" svg:height="0.422cm" svg:x="12.502cm" svg:y="23.693cm" svg:viewBox="0 0 431 423" svg:d="M0 0c0 86 431 339 431 423">
          <text:p/>
        </draw:path>
        <draw:path draw:style-name="gr2" draw:text-style-name="P2" draw:layer="layout" svg:width="0.416cm" svg:height="0.422cm" svg:x="12.502cm" svg:y="26.443cm" svg:viewBox="0 0 417 423" svg:d="M417 0c0 84-417 338-417 423">
          <text:p/>
        </draw:path>
        <draw:path draw:style-name="gr2" draw:text-style-name="P2" draw:layer="layout" svg:width="0.43cm" svg:height="0.422cm" svg:x="12.502cm" svg:y="27.817cm" svg:viewBox="0 0 431 423" svg:d="M0 0c0 85 431 339 431 423">
          <text:p/>
        </draw:path>
        <draw:path draw:style-name="gr2" draw:text-style-name="P2" draw:layer="layout" svg:width="0.014cm" svg:height="0.422cm" svg:x="12.918cm" svg:y="29.192cm" svg:viewBox="0 0 15 423" svg:d="M15 0c0 86-15 339-15 423">
          <text:p/>
        </draw:path>
        <draw:path draw:style-name="gr2" draw:text-style-name="P2" draw:layer="layout" svg:width="0.411cm" svg:height="0.422cm" svg:x="12.507cm" svg:y="30.567cm" svg:viewBox="0 0 412 423" svg:d="M412 0c0 84-412 338-412 423">
          <text:p/>
        </draw:path>
        <draw:path draw:style-name="gr2" draw:text-style-name="P2" draw:layer="layout" svg:width="0.071cm" svg:height="0.422cm" svg:x="12.507cm" svg:y="31.942cm" svg:viewBox="0 0 72 423" svg:d="M0 0c0 84 72 338 72 423">
          <text:p/>
        </draw:path>
        <draw:path draw:style-name="gr2" draw:text-style-name="P2" draw:layer="layout" svg:width="0.354cm" svg:height="0.423cm" svg:x="12.578cm" svg:y="33.316cm" svg:viewBox="0 0 355 424" svg:d="M0 0c0 85 355 339 355 424">
          <text:p/>
        </draw:path>
        <draw:path draw:style-name="gr2" draw:text-style-name="P2" draw:layer="layout" svg:width="0.014cm" svg:height="0.422cm" svg:x="12.918cm" svg:y="34.691cm" svg:viewBox="0 0 15 423" svg:d="M15 0c0 86-15 339-15 423">
          <text:p/>
        </draw:path>
        <draw:path draw:style-name="gr2" draw:text-style-name="P2" draw:layer="layout" svg:width="0.408cm" svg:height="0.422cm" svg:x="12.51cm" svg:y="36.066cm" svg:viewBox="0 0 409 423" svg:d="M409 0c0 84-409 339-409 423">
          <text:p/>
        </draw:path>
        <draw:path draw:style-name="gr2" draw:text-style-name="P2" draw:layer="layout" svg:width="0.422cm" svg:height="0.422cm" svg:x="12.51cm" svg:y="37.441cm" svg:viewBox="0 0 423 423" svg:d="M0 0c0 84 423 338 423 423">
          <text:p/>
        </draw:path>
        <draw:path draw:style-name="gr2" draw:text-style-name="P2" draw:layer="layout" svg:width="0.014cm" svg:height="0.422cm" svg:x="12.918cm" svg:y="38.816cm" svg:viewBox="0 0 15 423" svg:d="M15 0c0 84-15 338-15 423">
          <text:p/>
        </draw:path>
        <draw:path draw:style-name="gr2" draw:text-style-name="P2" draw:layer="layout" svg:width="0.416cm" svg:height="0.422cm" svg:x="12.502cm" svg:y="40.19cm" svg:viewBox="0 0 417 423" svg:d="M417 0c0 86-417 339-417 423">
          <text:p/>
        </draw:path>
        <draw:path draw:style-name="gr2" draw:text-style-name="P2" draw:layer="layout" svg:width="0.43cm" svg:height="0.422cm" svg:x="12.502cm" svg:y="41.565cm" svg:viewBox="0 0 431 423" svg:d="M0 0c0 85 431 339 431 423">
          <text:p/>
        </draw:path>
        <draw:path draw:style-name="gr2" draw:text-style-name="P2" draw:layer="layout" svg:width="0.014cm" svg:height="0.422cm" svg:x="12.918cm" svg:y="42.94cm" svg:viewBox="0 0 15 423" svg:d="M15 0c0 84-15 339-15 423">
          <text:p/>
        </draw:path>
        <draw:path draw:style-name="gr2" draw:text-style-name="P2" draw:layer="layout" svg:width="0.366cm" svg:height="0.422cm" svg:x="12.552cm" svg:y="44.315cm" svg:viewBox="0 0 367 423" svg:d="M367 0c0 84-367 338-367 423">
          <text:p/>
        </draw:path>
        <draw:path draw:style-name="gr2" draw:text-style-name="P2" draw:layer="layout" svg:width="0.416cm" svg:height="0.422cm" svg:x="12.502cm" svg:y="22.318cm" svg:viewBox="0 0 417 423" svg:d="M417 0c0 85-417 339-417 423">
          <text:p/>
        </draw:path>
        <draw:path draw:style-name="gr2" draw:text-style-name="P2" draw:layer="layout" svg:width="0.014cm" svg:height="0.422cm" svg:x="12.918cm" svg:y="20.944cm" svg:viewBox="0 0 15 423" svg:d="M15 0c0 84-15 338-15 423">
          <text:p/>
        </draw:path>
        <draw:path draw:style-name="gr2" draw:text-style-name="P2" draw:layer="layout" svg:width="0.43cm" svg:height="0.422cm" svg:x="12.502cm" svg:y="19.569cm" svg:viewBox="0 0 431 423" svg:d="M0 0c0 84 431 337 431 423">
          <text:p/>
        </draw:path>
        <draw:path draw:style-name="gr2" draw:text-style-name="P2" draw:layer="layout" svg:width="0.014cm" svg:height="0.422cm" svg:x="12.918cm" svg:y="25.068cm" svg:viewBox="0 0 15 423" svg:d="M15 0c0 84-15 338-15 423">
          <text:p/>
        </draw:path>
        <draw:path draw:style-name="gr2" draw:text-style-name="P2" draw:layer="layout" svg:width="0.243cm" svg:height="0.422cm" svg:x="12.502cm" svg:y="7.196cm" svg:viewBox="0 0 244 423" svg:d="M0 0c0 85 244 338 244 423">
          <text:p/>
        </draw:path>
        <draw:path draw:style-name="gr2" draw:text-style-name="P2" draw:layer="layout" svg:width="0.018cm" svg:height="0.422cm" svg:x="12.745cm" svg:y="8.571cm" svg:viewBox="0 0 19 423" svg:d="M0 0c0 84 19 337 19 423">
          <text:p/>
        </draw:path>
        <draw:path draw:style-name="gr2" draw:text-style-name="P2" draw:layer="layout" svg:width="0.003cm" svg:height="0.422cm" svg:x="12.76cm" svg:y="9.945cm" svg:viewBox="0 0 4 423" svg:d="M4 0c0 85-4 339-4 423">
          <text:p/>
        </draw:path>
        <draw:path draw:style-name="gr2" draw:text-style-name="P2" draw:layer="layout" svg:width="0.015cm" svg:height="0.422cm" svg:x="12.745cm" svg:y="11.32cm" svg:viewBox="0 0 16 423" svg:d="M16 0c0 85-16 339-16 423">
          <text:p/>
        </draw:path>
        <draw:path draw:style-name="gr2" draw:text-style-name="P2" draw:layer="layout" svg:width="0.018cm" svg:height="0.422cm" svg:x="12.745cm" svg:y="12.695cm" svg:viewBox="0 0 19 423" svg:d="M0 0c0 85 19 339 19 423">
          <text:p/>
        </draw:path>
        <draw:path draw:style-name="gr2" draw:text-style-name="P2" draw:layer="layout" svg:width="0.003cm" svg:height="0.422cm" svg:x="12.76cm" svg:y="14.07cm" svg:viewBox="0 0 4 423" svg:d="M4 0c0 84-4 337-4 423">
          <text:p/>
        </draw:path>
        <draw:path draw:style-name="gr2" draw:text-style-name="P2" draw:layer="layout" svg:width="0.172cm" svg:height="0.423cm" svg:x="12.76cm" svg:y="15.444cm" svg:viewBox="0 0 173 424" svg:d="M0 0c0 85 173 339 173 424">
          <text:p/>
        </draw:path>
        <draw:path draw:style-name="gr2" draw:text-style-name="P2" draw:layer="layout" svg:width="0.014cm" svg:height="0.422cm" svg:x="12.918cm" svg:y="16.819cm" svg:viewBox="0 0 15 423" svg:d="M15 0c0 85-15 339-15 423">
          <text:p/>
        </draw:path>
        <draw:path draw:style-name="gr2" draw:text-style-name="P2" draw:layer="layout" svg:width="0.416cm" svg:height="0.422cm" svg:x="12.502cm" svg:y="18.194cm" svg:viewBox="0 0 417 423" svg:d="M417 0c0 85-417 339-417 423">
          <text:p/>
        </draw:path>
        <draw:path draw:style-name="gr3" draw:text-style-name="P2" draw:layer="layout" svg:width="0.539cm" svg:height="0.422cm" svg:x="12.087cm" svg:y="4.446cm" svg:viewBox="0 0 540 423" svg:d="M0 0c0 85 540 339 540 423">
          <text:p/>
        </draw:path>
        <draw:path draw:style-name="gr3" draw:text-style-name="P2" draw:layer="layout" svg:width="0.114cm" svg:height="0.422cm" svg:x="11.973cm" svg:y="3.072cm" svg:viewBox="0 0 115 423" svg:d="M0 0c0 84 115 337 115 423">
          <text:p/>
        </draw:path>
        <draw:path draw:style-name="gr3" draw:text-style-name="P2" draw:layer="layout" svg:width="0.26cm" svg:height="0.422cm" svg:x="11.713cm" svg:y="1.697cm" svg:viewBox="0 0 261 423" svg:d="M0 0c0 84 261 338 261 423">
          <text:p/>
        </draw:path>
        <draw:path draw:style-name="gr4" draw:text-style-name="P2" draw:layer="layout" svg:width="2.18cm" svg:height="0.422cm" svg:x="12.657cm" svg:y="4.446cm" svg:viewBox="0 0 2181 423" svg:d="M2181 0c0 85-2181 339-2181 423">
          <text:p/>
        </draw:path>
        <draw:path draw:style-name="gr4" draw:text-style-name="P2" draw:layer="layout" svg:width="0.028cm" svg:height="0.422cm" svg:x="14.837cm" svg:y="3.072cm" svg:viewBox="0 0 29 423" svg:d="M29 0c0 84-29 337-29 423">
          <text:p/>
        </draw:path>
        <draw:path draw:style-name="gr4" draw:text-style-name="P2" draw:layer="layout" svg:width="0.072cm" svg:height="0.422cm" svg:x="14.866cm" svg:y="1.697cm" svg:viewBox="0 0 73 423" svg:d="M73 0c0 84-73 338-73 423">
          <text:p/>
        </draw:path>
        <draw:path draw:style-name="gr4" draw:text-style-name="P2" draw:layer="layout" svg:width="2.733cm" svg:height="0.422cm" svg:x="12.658cm" svg:y="4.446cm" svg:viewBox="0 0 2734 423" svg:d="M2734 0c0 85-2734 339-2734 423">
          <text:p/>
        </draw:path>
        <draw:path draw:style-name="gr4" draw:text-style-name="P2" draw:layer="layout" svg:width="0.524cm" svg:height="0.422cm" svg:x="14.867cm" svg:y="3.072cm" svg:viewBox="0 0 525 423" svg:d="M0 0c0 84 525 337 525 423">
          <text:p/>
        </draw:path>
        <draw:path draw:style-name="gr4" draw:text-style-name="P2" draw:layer="layout" svg:width="3.423cm" svg:height="0.422cm" svg:x="12.116cm" svg:y="3.072cm" svg:viewBox="0 0 3424 423" svg:d="M3424 0c0 84-3424 337-3424 423">
          <text:p/>
        </draw:path>
        <draw:path draw:style-name="gr4" draw:text-style-name="P2" draw:layer="layout" svg:width="0.355cm" svg:height="0.422cm" svg:x="15.539cm" svg:y="1.697cm" svg:viewBox="0 0 356 423" svg:d="M356 0c0 84-356 338-356 423">
          <text:p/>
        </draw:path>
        <draw:polygon draw:style-name="gr5" draw:text-style-name="P3" draw:layer="layout" svg:width="4.529cm" svg:height="0.952cm" svg:x="9.822cm" svg:y="3.494cm" svg:viewBox="0 0 4530 953" draw:points="0,0 4530,0 4530,953 0,953">
          <text:p/>
        </draw:polygon>
        <draw:polygon draw:style-name="gr6" draw:text-style-name="P2" draw:layer="layout" svg:width="4.529cm" svg:height="0.952cm" svg:x="9.822cm" svg:y="3.494cm" svg:viewBox="0 0 4530 953" draw:points="0,0 4530,0 4530,953 0,953">
          <text:p/>
        </draw:polygon>
        <draw:frame draw:style-name="gr7" draw:text-style-name="P5" draw:layer="layout" svg:width="2.394cm" svg:height="0.846cm" svg:x="4.915cm" svg:y="0.035cm">
          <draw:text-box>
            <text:p text:style-name="P4"><text:span text:style-name="T1">packages/</text:span></text:p>
          </draw:text-box>
        </draw:frame>
        <draw:polygon draw:style-name="gr8" draw:text-style-name="P6" draw:layer="layout" svg:width="0.139cm" svg:height="0.952cm" svg:x="15.322cm" svg:y="3.494cm" svg:viewBox="0 0 140 953" draw:points="0,0 140,0 140,953 0,953">
          <text:p/>
        </draw:polygon>
        <draw:polygon draw:style-name="gr9" draw:text-style-name="P2" draw:layer="layout" svg:width="0.139cm" svg:height="0.952cm" svg:x="15.322cm" svg:y="3.494cm" svg:viewBox="0 0 140 953" draw:points="0,0 140,0 140,953 0,953">
          <text:p/>
        </draw:polygon>
        <draw:polygon draw:style-name="gr10" draw:text-style-name="P7" draw:layer="layout" svg:width="0.299cm" svg:height="0.952cm" svg:x="14.687cm" svg:y="3.494cm" svg:viewBox="0 0 300 953" draw:points="0,0 300,0 300,953 0,953">
          <text:p/>
        </draw:polygon>
        <draw:polygon draw:style-name="gr11" draw:text-style-name="P2" draw:layer="layout" svg:width="0.299cm" svg:height="0.952cm" svg:x="14.687cm" svg:y="3.494cm" svg:viewBox="0 0 300 953" draw:points="0,0 300,0 300,953 0,953">
          <text:p/>
        </draw:polygon>
        <draw:polygon draw:style-name="gr12" draw:text-style-name="P8" draw:layer="layout" svg:width="5.083cm" svg:height="0.953cm" svg:x="10.086cm" svg:y="4.868cm" svg:viewBox="0 0 5084 954" draw:points="0,0 5084,0 5084,954 0,954">
          <text:p/>
        </draw:polygon>
        <draw:polygon draw:style-name="gr13" draw:text-style-name="P2" draw:layer="layout" svg:width="5.083cm" svg:height="0.953cm" svg:x="10.086cm" svg:y="4.868cm" svg:viewBox="0 0 5084 954" draw:points="0,0 5084,0 5084,954 0,954">
          <text:p/>
        </draw:polygon>
        <draw:polygon draw:style-name="gr14" draw:text-style-name="P9" draw:layer="layout" svg:width="0.063cm" svg:height="0.953cm" svg:x="12.471cm" svg:y="6.243cm" svg:viewBox="0 0 64 954" draw:points="0,0 64,0 64,954 0,954">
          <text:p/>
        </draw:polygon>
        <draw:polygon draw:style-name="gr15" draw:text-style-name="P2" draw:layer="layout" svg:width="0.063cm" svg:height="0.953cm" svg:x="12.471cm" svg:y="6.243cm" svg:viewBox="0 0 64 954" draw:points="0,0 64,0 64,954 0,954">
          <text:p/>
        </draw:polygon>
        <draw:frame draw:style-name="gr16" draw:text-style-name="P10" draw:layer="layout" svg:width="11.936cm" svg:height="0.589cm" svg:x="6.702cm" svg:y="4.966cm">
          <draw:text-box>
            <text:p text:style-name="P4"><text:span text:style-name="T2">data/src/components/with-select/index.js:54:4:58:5</text:span></text:p>
          </draw:text-box>
        </draw:frame>
        <draw:polygon draw:style-name="gr17" draw:text-style-name="P11" draw:layer="layout" svg:width="9.778cm" svg:height="0.953cm" svg:x="7.856cm" svg:y="7.618cm" svg:viewBox="0 0 9779 954" draw:points="0,0 9779,0 9779,954 0,954">
          <text:p/>
        </draw:polygon>
        <draw:polygon draw:style-name="gr18" draw:text-style-name="P2" draw:layer="layout" svg:width="9.778cm" svg:height="0.953cm" svg:x="7.856cm" svg:y="7.618cm" svg:viewBox="0 0 9779 954" draw:points="0,0 9779,0 9779,954 0,954">
          <text:p/>
        </draw:polygon>
        <draw:frame draw:style-name="gr19" draw:text-style-name="P10" draw:layer="layout" svg:width="14.958cm" svg:height="0.589cm" svg:x="5.076cm" svg:y="6.341cm">
          <draw:text-box>
            <text:p text:style-name="P4"><text:span text:style-name="T2">editor/src/components/post-locked-modal/index.js:219:13:239:2</text:span></text:p>
          </draw:text-box>
        </draw:frame>
        <draw:polygon draw:style-name="gr20" draw:text-style-name="P12" draw:layer="layout" svg:width="10.502cm" svg:height="0.952cm" svg:x="7.512cm" svg:y="8.993cm" svg:viewBox="0 0 10503 953" draw:points="0,0 10503,0 10503,953 0,953">
          <text:p/>
        </draw:polygon>
        <draw:polygon draw:style-name="gr21" draw:text-style-name="P2" draw:layer="layout" svg:width="10.502cm" svg:height="0.952cm" svg:x="7.512cm" svg:y="8.993cm" svg:viewBox="0 0 10503 953" draw:points="0,0 10503,0 10503,953 0,953">
          <text:p/>
        </draw:polygon>
        <draw:frame draw:style-name="gr22" draw:text-style-name="P10" draw:layer="layout" svg:width="7.588cm" svg:height="0.589cm" svg:x="9.059cm" svg:y="7.716cm">
          <draw:text-box>
            <text:p text:style-name="P4"><text:span text:style-name="T2">data/src/registry.js:111:10:113:4</text:span></text:p>
          </draw:text-box>
        </draw:frame>
        <draw:polygon draw:style-name="gr23" draw:text-style-name="P13" draw:layer="layout" svg:width="10.364cm" svg:height="0.953cm" svg:x="7.578cm" svg:y="10.367cm" svg:viewBox="0 0 10365 954" draw:points="0,0 10365,0 10365,954 0,954">
          <text:p/>
        </draw:polygon>
        <draw:polygon draw:style-name="gr24" draw:text-style-name="P2" draw:layer="layout" svg:width="10.364cm" svg:height="0.953cm" svg:x="7.578cm" svg:y="10.367cm" svg:viewBox="0 0 10365 954" draw:points="0,0 10365,0 10365,954 0,954">
          <text:p/>
        </draw:polygon>
        <draw:frame draw:style-name="gr25" draw:text-style-name="P10" draw:layer="layout" svg:width="6.699cm" svg:height="0.589cm" svg:x="9.46cm" svg:y="9.091cm">
          <draw:text-box>
            <text:p text:style-name="P4"><text:span text:style-name="T2">data/src/registry.js:76:1:83:2</text:span></text:p>
          </draw:text-box>
        </draw:frame>
        <draw:polygon draw:style-name="gr17" draw:text-style-name="P11" draw:layer="layout" svg:width="9.778cm" svg:height="0.953cm" svg:x="7.856cm" svg:y="11.742cm" svg:viewBox="0 0 9779 954" draw:points="0,0 9779,0 9779,954 0,954">
          <text:p/>
        </draw:polygon>
        <draw:polygon draw:style-name="gr18" draw:text-style-name="P2" draw:layer="layout" svg:width="9.778cm" svg:height="0.953cm" svg:x="7.856cm" svg:y="11.742cm" svg:viewBox="0 0 9779 954" draw:points="0,0 9779,0 9779,954 0,954">
          <text:p/>
        </draw:polygon>
        <draw:frame draw:style-name="gr26" draw:text-style-name="P10" draw:layer="layout" svg:width="11.081cm" svg:height="0.589cm" svg:x="7.26cm" svg:y="10.465cm">
          <draw:text-box>
            <text:p text:style-name="P4"><text:span text:style-name="T2">data/src/namespace-store/index.js:64:22:64:37</text:span></text:p>
          </draw:text-box>
        </draw:frame>
        <draw:polygon draw:style-name="gr20" draw:text-style-name="P12" draw:layer="layout" svg:width="10.502cm" svg:height="0.953cm" svg:x="7.512cm" svg:y="13.117cm" svg:viewBox="0 0 10503 954" draw:points="0,0 10503,0 10503,954 0,954">
          <text:p/>
        </draw:polygon>
        <draw:polygon draw:style-name="gr21" draw:text-style-name="P2" draw:layer="layout" svg:width="10.502cm" svg:height="0.953cm" svg:x="7.512cm" svg:y="13.117cm" svg:viewBox="0 0 10503 954" draw:points="0,0 10503,0 10503,954 0,954">
          <text:p/>
        </draw:polygon>
        <draw:frame draw:style-name="gr22" draw:text-style-name="P10" draw:layer="layout" svg:width="7.588cm" svg:height="0.589cm" svg:x="9.059cm" svg:y="11.84cm">
          <draw:text-box>
            <text:p text:style-name="P4"><text:span text:style-name="T2">data/src/registry.js:111:10:113:4</text:span></text:p>
          </draw:text-box>
        </draw:frame>
        <draw:polygon draw:style-name="gr23" draw:text-style-name="P13" draw:layer="layout" svg:width="10.364cm" svg:height="0.952cm" svg:x="7.578cm" svg:y="14.492cm" svg:viewBox="0 0 10365 953" draw:points="0,0 10365,0 10365,953 0,953">
          <text:p/>
        </draw:polygon>
        <draw:polygon draw:style-name="gr24" draw:text-style-name="P2" draw:layer="layout" svg:width="10.364cm" svg:height="0.952cm" svg:x="7.578cm" svg:y="14.492cm" svg:viewBox="0 0 10365 953" draw:points="0,0 10365,0 10365,953 0,953">
          <text:p/>
        </draw:polygon>
        <draw:frame draw:style-name="gr25" draw:text-style-name="P10" draw:layer="layout" svg:width="6.699cm" svg:height="0.589cm" svg:x="9.46cm" svg:y="13.215cm">
          <draw:text-box>
            <text:p text:style-name="P4"><text:span text:style-name="T2">data/src/registry.js:76:1:83:2</text:span></text:p>
          </draw:text-box>
        </draw:frame>
        <draw:polygon draw:style-name="gr27" draw:text-style-name="P14" draw:layer="layout" svg:width="17.245cm" svg:height="0.952cm" svg:x="4.309cm" svg:y="15.867cm" svg:viewBox="0 0 17246 953" draw:points="0,0 17246,0 17246,953 0,953">
          <text:p/>
        </draw:polygon>
        <draw:polygon draw:style-name="gr28" draw:text-style-name="P2" draw:layer="layout" svg:width="17.245cm" svg:height="0.952cm" svg:x="4.309cm" svg:y="15.867cm" svg:viewBox="0 0 17246 953" draw:points="0,0 17246,0 17246,953 0,953">
          <text:p/>
        </draw:polygon>
        <draw:frame draw:style-name="gr26" draw:text-style-name="P10" draw:layer="layout" svg:width="11.081cm" svg:height="0.589cm" svg:x="7.26cm" svg:y="14.59cm">
          <draw:text-box>
            <text:p text:style-name="P4"><text:span text:style-name="T2">data/src/namespace-store/index.js:64:22:64:37</text:span></text:p>
          </draw:text-box>
        </draw:frame>
        <draw:polygon draw:style-name="gr29" draw:text-style-name="P15" draw:layer="layout" svg:width="16.702cm" svg:height="0.953cm" svg:x="4.567cm" svg:y="17.241cm" svg:viewBox="0 0 16703 954" draw:points="0,0 16703,0 16703,954 0,954">
          <text:p/>
        </draw:polygon>
        <draw:polygon draw:style-name="gr30" draw:text-style-name="P2" draw:layer="layout" svg:width="16.702cm" svg:height="0.953cm" svg:x="4.567cm" svg:y="17.241cm" svg:viewBox="0 0 16703 954" draw:points="0,0 16703,0 16703,954 0,954">
          <text:p/>
        </draw:polygon>
        <draw:frame draw:style-name="gr31" draw:text-style-name="P10" draw:layer="layout" svg:width="11.377cm" svg:height="0.589cm" svg:x="7.285cm" svg:y="15.964cm">
          <draw:text-box>
            <text:p text:style-name="P4"><text:span text:style-name="T2">data/src/namespace-store/index.js:162:19:178:3</text:span></text:p>
          </draw:text-box>
        </draw:frame>
        <draw:polygon draw:style-name="gr5" draw:text-style-name="P3" draw:layer="layout" svg:width="0.063cm" svg:height="0.953cm" svg:x="12.471cm" svg:y="18.616cm" svg:viewBox="0 0 64 954" draw:points="0,0 64,0 64,954 0,954">
          <text:p/>
        </draw:polygon>
        <draw:polygon draw:style-name="gr6" draw:text-style-name="P2" draw:layer="layout" svg:width="0.063cm" svg:height="0.953cm" svg:x="12.471cm" svg:y="18.616cm" svg:viewBox="0 0 64 954" draw:points="0,0 64,0 64,954 0,954">
          <text:p/>
        </draw:polygon>
        <draw:frame draw:style-name="gr26" draw:text-style-name="P10" draw:layer="layout" svg:width="11.081cm" svg:height="0.589cm" svg:x="7.418cm" svg:y="17.339cm">
          <draw:text-box>
            <text:p text:style-name="P4"><text:span text:style-name="T2">data/src/namespace-store/index.js:55:10:55:63</text:span></text:p>
          </draw:text-box>
        </draw:frame>
        <draw:polygon draw:style-name="gr27" draw:text-style-name="P14" draw:layer="layout" svg:width="17.245cm" svg:height="0.953cm" svg:x="4.309cm" svg:y="19.991cm" svg:viewBox="0 0 17246 954" draw:points="0,0 17246,0 17246,954 0,954">
          <text:p/>
        </draw:polygon>
        <draw:polygon draw:style-name="gr28" draw:text-style-name="P2" draw:layer="layout" svg:width="17.245cm" svg:height="0.953cm" svg:x="4.309cm" svg:y="19.991cm" svg:viewBox="0 0 17246 954" draw:points="0,0 17246,0 17246,954 0,954">
          <text:p/>
        </draw:polygon>
        <draw:frame draw:style-name="gr32" draw:text-style-name="P10" draw:layer="layout" svg:width="9.9cm" svg:height="0.589cm" svg:x="7.591cm" svg:y="18.714cm">
          <draw:text-box>
            <text:p text:style-name="P4"><text:span text:style-name="T2">editor/src/store/selectors.js:1052:7:1054:1</text:span></text:p>
          </draw:text-box>
        </draw:frame>
        <draw:polygon draw:style-name="gr29" draw:text-style-name="P15" draw:layer="layout" svg:width="16.702cm" svg:height="0.952cm" svg:x="4.567cm" svg:y="21.366cm" svg:viewBox="0 0 16703 953" draw:points="0,0 16703,0 16703,953 0,953">
          <text:p/>
        </draw:polygon>
        <draw:polygon draw:style-name="gr30" draw:text-style-name="P2" draw:layer="layout" svg:width="16.702cm" svg:height="0.952cm" svg:x="4.567cm" svg:y="21.366cm" svg:viewBox="0 0 16703 953" draw:points="0,0 16703,0 16703,953 0,953">
          <text:p/>
        </draw:polygon>
        <draw:frame draw:style-name="gr31" draw:text-style-name="P10" draw:layer="layout" svg:width="11.377cm" svg:height="0.589cm" svg:x="7.285cm" svg:y="20.089cm">
          <draw:text-box>
            <text:p text:style-name="P4"><text:span text:style-name="T2">data/src/namespace-store/index.js:162:19:178:3</text:span></text:p>
          </draw:text-box>
        </draw:frame>
        <draw:polygon draw:style-name="gr8" draw:text-style-name="P6" draw:layer="layout" svg:width="0.063cm" svg:height="0.953cm" svg:x="12.471cm" svg:y="22.74cm" svg:viewBox="0 0 64 954" draw:points="0,0 64,0 64,954 0,954">
          <text:p/>
        </draw:polygon>
        <draw:polygon draw:style-name="gr9" draw:text-style-name="P2" draw:layer="layout" svg:width="0.063cm" svg:height="0.953cm" svg:x="12.471cm" svg:y="22.74cm" svg:viewBox="0 0 64 954" draw:points="0,0 64,0 64,954 0,954">
          <text:p/>
        </draw:polygon>
        <draw:frame draw:style-name="gr26" draw:text-style-name="P10" draw:layer="layout" svg:width="11.081cm" svg:height="0.589cm" svg:x="7.418cm" svg:y="21.463cm">
          <draw:text-box>
            <text:p text:style-name="P4"><text:span text:style-name="T2">data/src/namespace-store/index.js:55:10:55:63</text:span></text:p>
          </draw:text-box>
        </draw:frame>
        <draw:polygon draw:style-name="gr27" draw:text-style-name="P14" draw:layer="layout" svg:width="17.245cm" svg:height="0.953cm" svg:x="4.309cm" svg:y="24.115cm" svg:viewBox="0 0 17246 954" draw:points="0,0 17246,0 17246,954 0,954">
          <text:p/>
        </draw:polygon>
        <draw:polygon draw:style-name="gr28" draw:text-style-name="P2" draw:layer="layout" svg:width="17.245cm" svg:height="0.953cm" svg:x="4.309cm" svg:y="24.115cm" svg:viewBox="0 0 17246 954" draw:points="0,0 17246,0 17246,954 0,954">
          <text:p/>
        </draw:polygon>
        <draw:frame draw:style-name="gr32" draw:text-style-name="P10" draw:layer="layout" svg:width="9.9cm" svg:height="0.589cm" svg:x="7.591cm" svg:y="22.838cm">
          <draw:text-box>
            <text:p text:style-name="P4"><text:span text:style-name="T2">editor/src/store/selectors.js:1074:7:1076:1</text:span></text:p>
          </draw:text-box>
        </draw:frame>
        <draw:polygon draw:style-name="gr29" draw:text-style-name="P15" draw:layer="layout" svg:width="16.702cm" svg:height="0.953cm" svg:x="4.567cm" svg:y="25.49cm" svg:viewBox="0 0 16703 954" draw:points="0,0 16703,0 16703,954 0,954">
          <text:p/>
        </draw:polygon>
        <draw:polygon draw:style-name="gr30" draw:text-style-name="P2" draw:layer="layout" svg:width="16.702cm" svg:height="0.953cm" svg:x="4.567cm" svg:y="25.49cm" svg:viewBox="0 0 16703 954" draw:points="0,0 16703,0 16703,954 0,954">
          <text:p/>
        </draw:polygon>
        <draw:frame draw:style-name="gr31" draw:text-style-name="P10" draw:layer="layout" svg:width="11.377cm" svg:height="0.589cm" svg:x="7.285cm" svg:y="24.213cm">
          <draw:text-box>
            <text:p text:style-name="P4"><text:span text:style-name="T2">data/src/namespace-store/index.js:162:19:178:3</text:span></text:p>
          </draw:text-box>
        </draw:frame>
        <draw:polygon draw:style-name="gr10" draw:text-style-name="P7" draw:layer="layout" svg:width="0.063cm" svg:height="0.952cm" svg:x="12.471cm" svg:y="26.865cm" svg:viewBox="0 0 64 953" draw:points="0,0 64,0 64,953 0,953">
          <text:p/>
        </draw:polygon>
        <draw:polygon draw:style-name="gr11" draw:text-style-name="P2" draw:layer="layout" svg:width="0.063cm" svg:height="0.952cm" svg:x="12.471cm" svg:y="26.865cm" svg:viewBox="0 0 64 953" draw:points="0,0 64,0 64,953 0,953">
          <text:p/>
        </draw:polygon>
        <draw:frame draw:style-name="gr26" draw:text-style-name="P10" draw:layer="layout" svg:width="11.081cm" svg:height="0.589cm" svg:x="7.418cm" svg:y="25.588cm">
          <draw:text-box>
            <text:p text:style-name="P4"><text:span text:style-name="T2">data/src/namespace-store/index.js:55:10:55:63</text:span></text:p>
          </draw:text-box>
        </draw:frame>
        <draw:polygon draw:style-name="gr27" draw:text-style-name="P14" draw:layer="layout" svg:width="17.245cm" svg:height="0.953cm" svg:x="4.309cm" svg:y="28.239cm" svg:viewBox="0 0 17246 954" draw:points="0,0 17246,0 17246,954 0,954">
          <text:p/>
        </draw:polygon>
        <draw:polygon draw:style-name="gr28" draw:text-style-name="P2" draw:layer="layout" svg:width="17.245cm" svg:height="0.953cm" svg:x="4.309cm" svg:y="28.239cm" svg:viewBox="0 0 17246 954" draw:points="0,0 17246,0 17246,954 0,954">
          <text:p/>
        </draw:polygon>
        <draw:frame draw:style-name="gr32" draw:text-style-name="P10" draw:layer="layout" svg:width="9.9cm" svg:height="0.589cm" svg:x="7.591cm" svg:y="26.963cm">
          <draw:text-box>
            <text:p text:style-name="P4"><text:span text:style-name="T2">editor/src/store/selectors.js:1085:7:1087:1</text:span></text:p>
          </draw:text-box>
        </draw:frame>
        <draw:polygon draw:style-name="gr29" draw:text-style-name="P15" draw:layer="layout" svg:width="16.702cm" svg:height="0.953cm" svg:x="4.567cm" svg:y="29.614cm" svg:viewBox="0 0 16703 954" draw:points="0,0 16703,0 16703,954 0,954">
          <text:p/>
        </draw:polygon>
        <draw:polygon draw:style-name="gr30" draw:text-style-name="P2" draw:layer="layout" svg:width="16.702cm" svg:height="0.953cm" svg:x="4.567cm" svg:y="29.614cm" svg:viewBox="0 0 16703 954" draw:points="0,0 16703,0 16703,954 0,954">
          <text:p/>
        </draw:polygon>
        <draw:frame draw:style-name="gr31" draw:text-style-name="P10" draw:layer="layout" svg:width="11.377cm" svg:height="0.589cm" svg:x="7.285cm" svg:y="28.337cm">
          <draw:text-box>
            <text:p text:style-name="P4"><text:span text:style-name="T2">data/src/namespace-store/index.js:162:19:178:3</text:span></text:p>
          </draw:text-box>
        </draw:frame>
        <draw:polygon draw:style-name="gr12" draw:text-style-name="P8" draw:layer="layout" svg:width="0.268cm" svg:height="0.953cm" svg:x="12.373cm" svg:y="30.989cm" svg:viewBox="0 0 269 954" draw:points="0,0 269,0 269,954 0,954">
          <text:p/>
        </draw:polygon>
        <draw:polygon draw:style-name="gr13" draw:text-style-name="P2" draw:layer="layout" svg:width="0.268cm" svg:height="0.953cm" svg:x="12.373cm" svg:y="30.989cm" svg:viewBox="0 0 269 954" draw:points="0,0 269,0 269,954 0,954">
          <text:p/>
        </draw:polygon>
        <draw:frame draw:style-name="gr26" draw:text-style-name="P10" draw:layer="layout" svg:width="11.081cm" svg:height="0.589cm" svg:x="7.418cm" svg:y="29.712cm">
          <draw:text-box>
            <text:p text:style-name="P4"><text:span text:style-name="T2">data/src/namespace-store/index.js:55:10:55:63</text:span></text:p>
          </draw:text-box>
        </draw:frame>
        <draw:polygon draw:style-name="gr14" draw:text-style-name="P9" draw:layer="layout" svg:width="3.094cm" svg:height="0.952cm" svg:x="11.031cm" svg:y="32.364cm" svg:viewBox="0 0 3095 953" draw:points="0,0 3095,0 3095,953 0,953">
          <text:p/>
        </draw:polygon>
        <draw:polygon draw:style-name="gr15" draw:text-style-name="P2" draw:layer="layout" svg:width="3.094cm" svg:height="0.952cm" svg:x="11.031cm" svg:y="32.364cm" svg:viewBox="0 0 3095 953" draw:points="0,0 3095,0 3095,953 0,953">
          <text:p/>
        </draw:polygon>
        <draw:frame draw:style-name="gr33" draw:text-style-name="P10" draw:layer="layout" svg:width="9.307cm" svg:height="0.589cm" svg:x="7.89cm" svg:y="31.087cm">
          <draw:text-box>
            <text:p text:style-name="P4"><text:span text:style-name="T2">editor/src/store/selectors.js:179:7:181:1</text:span></text:p>
          </draw:text-box>
        </draw:frame>
        <draw:polygon draw:style-name="gr27" draw:text-style-name="P14" draw:layer="layout" svg:width="17.245cm" svg:height="0.952cm" svg:x="4.309cm" svg:y="33.739cm" svg:viewBox="0 0 17246 953" draw:points="0,0 17246,0 17246,953 0,953">
          <text:p/>
        </draw:polygon>
        <draw:polygon draw:style-name="gr28" draw:text-style-name="P2" draw:layer="layout" svg:width="17.245cm" svg:height="0.952cm" svg:x="4.309cm" svg:y="33.739cm" svg:viewBox="0 0 17246 953" draw:points="0,0 17246,0 17246,953 0,953">
          <text:p/>
        </draw:polygon>
        <draw:frame draw:style-name="gr33" draw:text-style-name="P10" draw:layer="layout" svg:width="9.307cm" svg:height="0.589cm" svg:x="7.961cm" svg:y="32.462cm">
          <draw:text-box>
            <text:p text:style-name="P4"><text:span text:style-name="T2">editor/src/store/selectors.js:156:7:158:1</text:span></text:p>
          </draw:text-box>
        </draw:frame>
        <draw:polygon draw:style-name="gr29" draw:text-style-name="P15" draw:layer="layout" svg:width="16.702cm" svg:height="0.953cm" svg:x="4.567cm" svg:y="35.113cm" svg:viewBox="0 0 16703 954" draw:points="0,0 16703,0 16703,954 0,954">
          <text:p/>
        </draw:polygon>
        <draw:polygon draw:style-name="gr30" draw:text-style-name="P2" draw:layer="layout" svg:width="16.702cm" svg:height="0.953cm" svg:x="4.567cm" svg:y="35.113cm" svg:viewBox="0 0 16703 954" draw:points="0,0 16703,0 16703,954 0,954">
          <text:p/>
        </draw:polygon>
        <draw:frame draw:style-name="gr31" draw:text-style-name="P10" draw:layer="layout" svg:width="11.377cm" svg:height="0.589cm" svg:x="7.285cm" svg:y="33.836cm">
          <draw:text-box>
            <text:p text:style-name="P4"><text:span text:style-name="T2">data/src/namespace-store/index.js:162:19:178:3</text:span></text:p>
          </draw:text-box>
        </draw:frame>
        <draw:polygon draw:style-name="gr34" draw:text-style-name="P16" draw:layer="layout" svg:width="0.366cm" svg:height="0.953cm" svg:x="12.327cm" svg:y="36.488cm" svg:viewBox="0 0 367 954" draw:points="0,0 367,0 367,954 0,954">
          <text:p/>
        </draw:polygon>
        <draw:polygon draw:style-name="gr18" draw:text-style-name="P2" draw:layer="layout" svg:width="0.366cm" svg:height="0.953cm" svg:x="12.327cm" svg:y="36.488cm" svg:viewBox="0 0 367 954" draw:points="0,0 367,0 367,954 0,954">
          <text:p/>
        </draw:polygon>
        <draw:frame draw:style-name="gr26" draw:text-style-name="P10" draw:layer="layout" svg:width="11.081cm" svg:height="0.589cm" svg:x="7.418cm" svg:y="35.211cm">
          <draw:text-box>
            <text:p text:style-name="P4"><text:span text:style-name="T2">data/src/namespace-store/index.js:55:10:55:63</text:span></text:p>
          </draw:text-box>
        </draw:frame>
        <draw:polygon draw:style-name="gr27" draw:text-style-name="P14" draw:layer="layout" svg:width="17.245cm" svg:height="0.953cm" svg:x="4.309cm" svg:y="37.863cm" svg:viewBox="0 0 17246 954" draw:points="0,0 17246,0 17246,954 0,954">
          <text:p/>
        </draw:polygon>
        <draw:polygon draw:style-name="gr28" draw:text-style-name="P2" draw:layer="layout" svg:width="17.245cm" svg:height="0.953cm" svg:x="4.309cm" svg:y="37.863cm" svg:viewBox="0 0 17246 954" draw:points="0,0 17246,0 17246,954 0,954">
          <text:p/>
        </draw:polygon>
        <draw:frame draw:style-name="gr32" draw:text-style-name="P10" draw:layer="layout" svg:width="9.9cm" svg:height="0.589cm" svg:x="7.638cm" svg:y="36.586cm">
          <draw:text-box>
            <text:p text:style-name="P4"><text:span text:style-name="T2">editor/src/store/selectors.js:1153:7:1155:1</text:span></text:p>
          </draw:text-box>
        </draw:frame>
        <draw:polygon draw:style-name="gr29" draw:text-style-name="P15" draw:layer="layout" svg:width="16.702cm" svg:height="0.952cm" svg:x="4.567cm" svg:y="39.238cm" svg:viewBox="0 0 16703 953" draw:points="0,0 16703,0 16703,953 0,953">
          <text:p/>
        </draw:polygon>
        <draw:polygon draw:style-name="gr30" draw:text-style-name="P2" draw:layer="layout" svg:width="16.702cm" svg:height="0.952cm" svg:x="4.567cm" svg:y="39.238cm" svg:viewBox="0 0 16703 953" draw:points="0,0 16703,0 16703,953 0,953">
          <text:p/>
        </draw:polygon>
        <draw:frame draw:style-name="gr31" draw:text-style-name="P10" draw:layer="layout" svg:width="11.377cm" svg:height="0.589cm" svg:x="7.285cm" svg:y="37.961cm">
          <draw:text-box>
            <text:p text:style-name="P4"><text:span text:style-name="T2">data/src/namespace-store/index.js:162:19:178:3</text:span></text:p>
          </draw:text-box>
        </draw:frame>
        <draw:polygon draw:style-name="gr35" draw:text-style-name="P17" draw:layer="layout" svg:width="0.063cm" svg:height="0.953cm" svg:x="12.471cm" svg:y="40.612cm" svg:viewBox="0 0 64 954" draw:points="0,0 64,0 64,954 0,954">
          <text:p/>
        </draw:polygon>
        <draw:polygon draw:style-name="gr21" draw:text-style-name="P2" draw:layer="layout" svg:width="0.063cm" svg:height="0.953cm" svg:x="12.471cm" svg:y="40.612cm" svg:viewBox="0 0 64 954" draw:points="0,0 64,0 64,954 0,954">
          <text:p/>
        </draw:polygon>
        <draw:frame draw:style-name="gr26" draw:text-style-name="P10" draw:layer="layout" svg:width="11.081cm" svg:height="0.589cm" svg:x="7.418cm" svg:y="39.336cm">
          <draw:text-box>
            <text:p text:style-name="P4"><text:span text:style-name="T2">data/src/namespace-store/index.js:55:10:55:63</text:span></text:p>
          </draw:text-box>
        </draw:frame>
        <draw:polygon draw:style-name="gr27" draw:text-style-name="P14" draw:layer="layout" svg:width="17.245cm" svg:height="0.953cm" svg:x="4.309cm" svg:y="41.987cm" svg:viewBox="0 0 17246 954" draw:points="0,0 17246,0 17246,954 0,954">
          <text:p/>
        </draw:polygon>
        <draw:polygon draw:style-name="gr28" draw:text-style-name="P2" draw:layer="layout" svg:width="17.245cm" svg:height="0.953cm" svg:x="4.309cm" svg:y="41.987cm" svg:viewBox="0 0 17246 954" draw:points="0,0 17246,0 17246,954 0,954">
          <text:p/>
        </draw:polygon>
        <draw:frame draw:style-name="gr32" draw:text-style-name="P10" draw:layer="layout" svg:width="9.9cm" svg:height="0.589cm" svg:x="7.591cm" svg:y="40.71cm">
          <draw:text-box>
            <text:p text:style-name="P4"><text:span text:style-name="T2">editor/src/store/selectors.js:1096:7:1098:1</text:span></text:p>
          </draw:text-box>
        </draw:frame>
        <draw:polygon draw:style-name="gr29" draw:text-style-name="P15" draw:layer="layout" svg:width="16.702cm" svg:height="0.953cm" svg:x="4.567cm" svg:y="43.362cm" svg:viewBox="0 0 16703 954" draw:points="0,0 16703,0 16703,954 0,954">
          <text:p/>
        </draw:polygon>
        <draw:polygon draw:style-name="gr30" draw:text-style-name="P2" draw:layer="layout" svg:width="16.702cm" svg:height="0.953cm" svg:x="4.567cm" svg:y="43.362cm" svg:viewBox="0 0 16703 954" draw:points="0,0 16703,0 16703,954 0,954">
          <text:p/>
        </draw:polygon>
        <draw:frame draw:style-name="gr31" draw:text-style-name="P10" draw:layer="layout" svg:width="11.377cm" svg:height="0.589cm" svg:x="7.285cm" svg:y="42.085cm">
          <draw:text-box>
            <text:p text:style-name="P4"><text:span text:style-name="T2">data/src/namespace-store/index.js:162:19:178:3</text:span></text:p>
          </draw:text-box>
        </draw:frame>
        <draw:polygon draw:style-name="gr36" draw:text-style-name="P18" draw:layer="layout" svg:width="0.069cm" svg:height="0.953cm" svg:x="15.505cm" svg:y="2.119cm" svg:viewBox="0 0 70 954" draw:points="0,0 70,0 70,954 0,954">
          <text:p/>
        </draw:polygon>
        <draw:polygon draw:style-name="gr24" draw:text-style-name="P2" draw:layer="layout" svg:width="0.069cm" svg:height="0.953cm" svg:x="15.505cm" svg:y="2.119cm" svg:viewBox="0 0 70 954" draw:points="0,0 70,0 70,954 0,954">
          <text:p/>
        </draw:polygon>
        <draw:frame draw:style-name="gr26" draw:text-style-name="P10" draw:layer="layout" svg:width="11.081cm" svg:height="0.589cm" svg:x="7.418cm" svg:y="43.46cm">
          <draw:text-box>
            <text:p text:style-name="P4"><text:span text:style-name="T2">data/src/namespace-store/index.js:55:10:55:63</text:span></text:p>
          </draw:text-box>
        </draw:frame>
        <draw:polygon draw:style-name="gr37" draw:text-style-name="P19" draw:layer="layout" svg:width="0.605cm" svg:height="0.953cm" svg:x="14.563cm" svg:y="2.119cm" svg:viewBox="0 0 606 954" draw:points="0,0 606,0 606,954 0,954">
          <text:p/>
        </draw:polygon>
        <draw:polygon draw:style-name="gr28" draw:text-style-name="P2" draw:layer="layout" svg:width="0.605cm" svg:height="0.953cm" svg:x="14.563cm" svg:y="2.119cm" svg:viewBox="0 0 606 954" draw:points="0,0 606,0 606,954 0,954">
          <text:p/>
        </draw:polygon>
        <draw:polygon draw:style-name="gr38" draw:text-style-name="P20" draw:layer="layout" svg:width="4.508cm" svg:height="0.953cm" svg:x="9.719cm" svg:y="2.119cm" svg:viewBox="0 0 4509 954" draw:points="0,0 4509,0 4509,954 0,954">
          <text:p/>
        </draw:polygon>
        <draw:polygon draw:style-name="gr30" draw:text-style-name="P2" draw:layer="layout" svg:width="4.508cm" svg:height="0.953cm" svg:x="9.719cm" svg:y="2.119cm" svg:viewBox="0 0 4509 954" draw:points="0,0 4509,0 4509,954 0,954">
          <text:p/>
        </draw:polygon>
        <draw:polygon draw:style-name="gr5" draw:text-style-name="P3" draw:layer="layout" svg:width="0.303cm" svg:height="0.953cm" svg:x="15.742cm" svg:y="0.744cm" svg:viewBox="0 0 304 954" draw:points="0,0 304,0 304,954 0,954">
          <text:p/>
        </draw:polygon>
        <draw:polygon draw:style-name="gr6" draw:text-style-name="P2" draw:layer="layout" svg:width="0.303cm" svg:height="0.953cm" svg:x="15.742cm" svg:y="0.744cm" svg:viewBox="0 0 304 954" draw:points="0,0 304,0 304,954 0,954">
          <text:p/>
        </draw:polygon>
        <draw:polygon draw:style-name="gr8" draw:text-style-name="P6" draw:layer="layout" svg:width="4.84cm" svg:height="0.953cm" svg:x="9.293cm" svg:y="0.744cm" svg:viewBox="0 0 4841 954" draw:points="0,0 4841,0 4841,954 0,954">
          <text:p/>
        </draw:polygon>
        <draw:polygon draw:style-name="gr9" draw:text-style-name="P2" draw:layer="layout" svg:width="4.84cm" svg:height="0.953cm" svg:x="9.293cm" svg:y="0.744cm" svg:viewBox="0 0 4841 954" draw:points="0,0 4841,0 4841,954 0,954">
          <text:p/>
        </draw:polygon>
        <draw:polygon draw:style-name="gr10" draw:text-style-name="P7" draw:layer="layout" svg:width="0.937cm" svg:height="0.953cm" svg:x="14.469cm" svg:y="0.744cm" svg:viewBox="0 0 938 954" draw:points="0,0 938,0 938,954 0,954">
          <text:p/>
        </draw:polygon>
        <draw:polygon draw:style-name="gr11" draw:text-style-name="P2" draw:layer="layout" svg:width="0.937cm" svg:height="0.953cm" svg:x="14.469cm" svg:y="0.744cm" svg:viewBox="0 0 938 954" draw:points="0,0 938,0 938,954 0,954">
          <text:p/>
        </draw:polygon>
        <draw:frame draw:style-name="gr39" draw:text-style-name="P10" draw:layer="layout" svg:width="7.292cm" svg:height="0.589cm" svg:x="8.116cm" svg:y="0.842cm">
          <draw:text-box>
            <text:p text:style-name="P4"><text:span text:style-name="T2">data/src/registry.js:50:21:50:47</text:span></text:p>
          </draw:text-box>
        </draw:frame>
        <draw:polygon draw:style-name="gr12" draw:text-style-name="P8" draw:layer="layout" svg:width="2.067cm" svg:height="0.952cm" svg:x="11.519cm" svg:y="44.737cm" svg:viewBox="0 0 2068 953" draw:points="0,0 2068,0 2068,953 0,953">
          <text:p/>
        </draw:polygon>
        <draw:polygon draw:style-name="gr13" draw:text-style-name="P2" draw:layer="layout" svg:width="2.067cm" svg:height="0.952cm" svg:x="11.519cm" svg:y="44.737cm" svg:viewBox="0 0 2068 953" draw:points="0,0 2068,0 2068,953 0,953">
          <text:p/>
        </draw:polygon>
        <draw:frame draw:style-name="gr33" draw:text-style-name="P10" draw:layer="layout" svg:width="9.307cm" svg:height="0.589cm" svg:x="7.935cm" svg:y="44.835cm">
          <draw:text-box>
            <text:p text:style-name="P4"><text:span text:style-name="T2">editor/src/store/selectors.js:303:7:323:1</text:span></text:p>
          </draw:text-box>
        </draw:frame>
        <draw:frame draw:style-name="gr40" draw:text-style-name="P10" draw:layer="layout" svg:width="12.74cm" svg:height="0.589cm" svg:x="5.764cm" svg:y="3.591cm">
          <draw:text-box>
            <text:p text:style-name="P4"><text:span text:style-name="T2">data/src/components/use-select/index.js:125:24:141:3</text:span></text:p>
          </draw:text-box>
        </draw:frame>
        <draw:frame draw:style-name="gr40" draw:text-style-name="P10" draw:layer="layout" svg:width="12.74cm" svg:height="0.589cm" svg:x="5.65cm" svg:y="2.217cm">
          <draw:text-box>
            <text:p text:style-name="P4"><text:span text:style-name="T2">data/src/components/use-select/index.js:151:42:157:3</text:span></text:p>
          </draw:text-box>
        </draw:frame>
        <draw:frame draw:style-name="gr41" draw:text-style-name="P10" draw:layer="layout" svg:width="1.573cm" svg:height="0.589cm" svg:x="3.035cm" svg:y="18.85cm">
          <draw:text-box>
            <text:p text:style-name="P4"><text:span text:style-name="T2">0</text:span></text:p>
          </draw:text-box>
        </draw:frame>
        <draw:frame draw:style-name="gr42" draw:text-style-name="P21" draw:layer="layout" svg:width="1.573cm" svg:height="0.716cm" svg:x="3.035cm" svg:y="6.35cm">
          <draw:text-box>
            <text:p text:style-name="P4"><text:span text:style-name="T2">0</text:span></text:p>
          </draw:text-box>
        </draw:frame>
        <draw:frame draw:style-name="gr41" draw:text-style-name="P10" draw:layer="layout" svg:width="1.573cm" svg:height="0.589cm" svg:x="3.035cm" svg:y="40.694cm">
          <draw:text-box>
            <text:p text:style-name="P4"><text:span text:style-name="T2">0</text:span></text:p>
          </draw:text-box>
        </draw:frame>
        <draw:frame draw:style-name="gr43" draw:text-style-name="P10" draw:layer="layout" svg:width="1.869cm" svg:height="0.589cm" svg:x="2.739cm" svg:y="31.296cm">
          <draw:text-box>
            <text:p text:style-name="P4"><text:span text:style-name="T2">21</text:span></text:p>
          </draw:text-box>
        </draw:frame>
        <draw:frame draw:style-name="gr41" draw:text-style-name="P10" draw:layer="layout" svg:width="1.573cm" svg:height="0.589cm" svg:x="3.035cm" svg:y="22.833cm">
          <draw:text-box>
            <text:p text:style-name="P4"><text:span text:style-name="T2">0</text:span></text:p>
          </draw:text-box>
        </draw:frame>
        <draw:frame draw:style-name="gr41" draw:text-style-name="P10" draw:layer="layout" svg:width="1.573cm" svg:height="0.589cm" svg:x="3.035cm" svg:y="26.978cm">
          <draw:text-box>
            <text:p text:style-name="P4"><text:span text:style-name="T2">0</text:span></text:p>
          </draw:text-box>
        </draw:frame>
        <draw:frame draw:style-name="gr41" draw:text-style-name="P10" draw:layer="layout" svg:width="1.573cm" svg:height="0.589cm" svg:x="3.035cm" svg:y="36.63cm">
          <draw:text-box>
            <text:p text:style-name="P4"><text:span text:style-name="T2">0</text:span></text:p>
          </draw:text-box>
        </draw:frame>
        <draw:frame draw:style-name="gr44" draw:text-style-name="P10" draw:layer="layout" svg:width="2.165cm" svg:height="0.589cm" svg:x="2.443cm" svg:y="32.358cm">
          <draw:text-box>
            <text:p text:style-name="P4"><text:span text:style-name="T2">333</text:span></text:p>
          </draw:text-box>
        </draw:frame>
        <draw:frame draw:style-name="gr44" draw:text-style-name="P10" draw:layer="layout" svg:width="2.165cm" svg:height="0.589cm" svg:x="2.443cm" svg:y="44.758cm">
          <draw:text-box>
            <text:p text:style-name="P4"><text:span text:style-name="T2">207</text:span></text:p>
          </draw:text-box>
        </draw:frame>
        <draw:frame draw:style-name="gr45" draw:text-style-name="P10" draw:layer="layout" svg:width="2.758cm" svg:height="0.589cm" svg:x="1.85cm" svg:y="16.057cm">
          <draw:text-box>
            <text:p text:style-name="P4"><text:span text:style-name="T2">90819</text:span></text:p>
          </draw:text-box>
        </draw:frame>
        <draw:frame draw:style-name="gr45" draw:text-style-name="P10" draw:layer="layout" svg:width="2.758cm" svg:height="0.589cm" svg:x="1.85cm" svg:y="17.426cm">
          <draw:text-box>
            <text:p text:style-name="P4"><text:span text:style-name="T2">75480</text:span></text:p>
          </draw:text-box>
        </draw:frame>
        <draw:frame draw:style-name="gr45" draw:text-style-name="P10" draw:layer="layout" svg:width="2.758cm" svg:height="0.589cm" svg:x="1.85cm" svg:y="7.812cm">
          <draw:text-box>
            <text:p text:style-name="P4"><text:span text:style-name="T2">91959</text:span></text:p>
          </draw:text-box>
        </draw:frame>
        <draw:frame draw:style-name="gr46" draw:text-style-name="P10" draw:layer="layout" svg:width="3.054cm" svg:height="0.589cm" svg:x="1.554cm" svg:y="9.128cm">
          <draw:text-box>
            <text:p text:style-name="P4"><text:span text:style-name="T2">106248</text:span></text:p>
          </draw:text-box>
        </draw:frame>
        <draw:frame draw:style-name="gr45" draw:text-style-name="P10" draw:layer="layout" svg:width="2.758cm" svg:height="0.589cm" svg:x="1.85cm" svg:y="10.606cm">
          <draw:text-box>
            <text:p text:style-name="P4"><text:span text:style-name="T2">90906</text:span></text:p>
          </draw:text-box>
        </draw:frame>
        <draw:frame draw:style-name="gr47" draw:text-style-name="P21" draw:layer="layout" svg:width="3.02cm" svg:height="1.016cm" svg:x="0.535cm" svg:y="0.381cm">
          <draw:text-box>
            <text:p text:style-name="P4"><text:span text:style-name="T2">Calls in tests</text:span></text:p>
          </draw:text-box>
        </draw:frame>
        <draw:line draw:style-name="gr48" draw:text-style-name="P22" draw:layer="layout" svg:x1="0.381cm" svg:y1="1.143cm" svg:x2="3.683cm" svg:y2="1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1" svg:font-family="Arimo"/>
    <style:font-face style:name="Arimo" svg:font-family="Arimo" style:font-pitch="variable"/>
    <style:font-face style:name="Liberation Serif1" svg:font-family="'Liberation Serif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4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9T12:04:18.369862455</dc:date>
    <meta:editing-duration>PT7M12S</meta:editing-duration>
    <meta:editing-cycles>2</meta:editing-cycles>
    <meta:generator>LibreOffice/6.2.5.2$Linux_X86_64 LibreOffice_project/20$Build-2</meta:generator>
    <meta:document-statistic meta:object-count="168"/>
  </office:meta>
</office:document-meta>
</file>